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andardstycketeckensnitt" style:family="text">
      <style:text-properties fo:font-size="14pt" style:font-size-asian="14pt" style:font-size-complex="14pt"/>
    </style:style>
    <style:style style:name="T3" style:parent-style-name="Standardstycketeckensnitt" style:family="text">
      <style:text-properties fo:font-weight="bold" style:font-weight-asian="bold"/>
    </style:style>
    <style:style style:name="T4" style:parent-style-name="Standardstycketeckensnitt" style:family="text">
      <style:text-properties fo:font-weight="bold" style:font-weight-asian="bold"/>
    </style:style>
    <style:style style:name="T5" style:parent-style-name="Standardstycketeckensnitt" style:family="text">
      <style:text-properties fo:font-weight="bold" style:font-weight-asian="bold"/>
    </style:style>
    <style:style style:name="T6" style:parent-style-name="Standardstycketeckensnitt" style:family="text">
      <style:text-properties fo:font-weight="bold" style:font-weight-asian="bold"/>
    </style:style>
    <style:style style:name="T7" style:parent-style-name="Standardstycketeckensnitt" style:family="text">
      <style:text-properties fo:font-weight="bold" style:font-weight-asian="bold" style:font-weight-complex="bold"/>
    </style:style>
    <style:style style:name="T8" style:parent-style-name="Standardstycketeckensnitt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Standardstycketeckensnitt" style:family="text">
      <style:text-properties fo:font-weight="bold" style:font-weight-asian="bold"/>
    </style:style>
    <style:style style:name="T11" style:parent-style-name="Standardstycketeckensnitt" style:family="text">
      <style:text-properties fo:font-weight="bold" style:font-weight-asian="bold"/>
    </style:style>
    <style:style style:name="T12" style:parent-style-name="Standardstycketeckensnitt" style:family="text">
      <style:text-properties fo:font-weight="bold" style:font-weight-asian="bold"/>
    </style:style>
    <style:style style:name="T13" style:parent-style-name="Standardstycketeckensnitt" style:family="text">
      <style:text-properties fo:font-weight="bold" style:font-weight-asian="bold" style:font-weight-complex="bold"/>
    </style:style>
    <style:style style:name="P14" style:parent-style-name="Standard" style:list-style-name="WWNum6" style:family="paragraph"/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Standardstycketeckensnitt" style:family="text">
      <style:text-properties fo:font-weight="bold" style:font-weight-asian="bold"/>
    </style:style>
    <style:style style:name="T17" style:parent-style-name="Standardstycketeckensnitt" style:family="text">
      <style:text-properties fo:font-weight="bold" style:font-weight-asian="bold"/>
    </style:style>
    <style:style style:name="T18" style:parent-style-name="Standardstycketeckensnitt" style:family="text">
      <style:text-properties fo:font-weight="bold" style:font-weight-asian="bold"/>
    </style:style>
    <style:style style:name="T19" style:parent-style-name="Standardstycketeckensnitt" style:family="text">
      <style:text-properties fo:font-weight="bold" style:font-weight-asian="bold" style:font-weight-complex="bold"/>
    </style:style>
    <style:style style:name="T20" style:parent-style-name="Standardstycketeckensnitt" style:family="text">
      <style:text-properties fo:font-weight="bold" style:font-weight-asian="bold"/>
    </style:style>
    <style:style style:name="T21" style:parent-style-name="Standardstycketeckensnitt" style:family="text">
      <style:text-properties fo:font-weight="bold" style:font-weight-asian="bold"/>
    </style:style>
    <style:style style:name="T22" style:parent-style-name="Standardstycketeckensnitt" style:family="text">
      <style:text-properties fo:font-weight="bold" style:font-weight-asian="bold"/>
    </style:style>
    <style:style style:name="T23" style:parent-style-name="Standardstycketeckensnitt" style:family="text">
      <style:text-properties fo:font-weight="bold" style:font-weight-asian="bold" style:font-weight-complex="bold"/>
    </style:style>
    <style:style style:name="T24" style:parent-style-name="Standardstycketeckensnitt" style:family="text">
      <style:text-properties fo:font-weight="bold" style:font-weight-asian="bold"/>
    </style:style>
    <style:style style:name="T25" style:parent-style-name="Standardstycketeckensnitt" style:family="text">
      <style:text-properties fo:font-weight="bold" style:font-weight-asian="bold"/>
    </style:style>
    <style:style style:name="T26" style:parent-style-name="Standardstycketeckensnitt" style:family="text">
      <style:text-properties fo:font-weight="bold" style:font-weight-asian="bold"/>
    </style:style>
    <style:style style:name="T27" style:parent-style-name="Standardstycketeckensnit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Utvärdering av sprint 4</text:span></text:p>
      <text:p text:style-name="Standard"><text:span text:style-name="T3">Mål vi hade den här veckan:</text:span></text:p>
      <text:p text:style-name="Standard"/>
      <text:p text:style-name="Standard"><text:span text:style-name="T4">ID:</text:span><text:s/>FR15</text:p>
      <text:p text:style-name="Standard"><text:span text:style-name="T5">Namn:</text:span><text:s/>Olika banor</text:p>
      <text:p text:style-name="Standard"><text:span text:style-name="T6">Beskrivning:<text:s/></text:span>När samtliga fiender antingen har dödats eller passerat nedre delen av skärmen, så skall en ny bana skapas. Sammanlagt är det 6 banor där “Neptunus” är namnet på den första banan, och “Jorden/Tellus” är namnet på den sista banan. När samtliga banor har avklarats så skall spelet avslutas.</text:p>
      <text:p text:style-name="Standard"><text:span text:style-name="T7">Testfall:</text:span><text:span text:style-name="T8"><text:tab/><text:s/></text:span>1.</text:p>
      <text:p text:style-name="P9"/>
      <text:p text:style-name="Standard"><text:span text:style-name="T10">ID</text:span>: FR16</text:p>
      <text:p text:style-name="Standard"><text:span text:style-name="T11">Namn:</text:span><text:s/>Highscore</text:p>
      <text:p text:style-name="Standard"><text:span text:style-name="T12">Beskrivning:<text:s/></text:span>Poängen man samlat under en spelomgång jämförs med en highscore-lista och sparas om det är tillräckligt högt. Listan skall innehålla<text:s/>13 platser och lagringen sker i en extern fil.</text:p>
      <text:p text:style-name="Standard"><text:span text:style-name="T13">Testfall</text:span>:<text:tab/><text:s/>1. Notera att värden kan läggas till och tas bort från listan</text:p>
      <text:list text:style-name="WWNum6" text:continue-numbering="true">
        <text:list-item>
          <text:list>
            <text:list-item>
              <text:list>
                <text:list-item>
                  <text:p text:style-name="P14">Notera att ett lågt värde inte läggs till i listan</text:p>
                </text:list-item>
              </text:list>
            </text:list-item>
          </text:list>
        </text:list-item>
      </text:list>
      <text:p text:style-name="P15"/>
      <text:p text:style-name="Standard"><text:span text:style-name="T16">ID</text:span>: FR17</text:p>
      <text:p text:style-name="Standard"><text:span text:style-name="T17">Namn:</text:span><text:s/>“Highscore”-knapp</text:p>
      <text:p text:style-name="Standard"><text:span text:style-name="T18">Beskrivning:<text:s/></text:span>När knappen för “Highscore” aktiveras<text:s/>skall en highscore-lista med de tio bästa poängen visas.</text:p>
      <text:p text:style-name="Standard"><text:span text:style-name="T19">Testfall</text:span>:<text:tab/><text:s/>1. Notera att poängen hamnar i rätt ordning</text:p>
      <text:p text:style-name="Standard"/>
      <text:p text:style-name="Standard"><text:span text:style-name="T20">ID:</text:span><text:s/>FR18</text:p>
      <text:p text:style-name="Standard"><text:span text:style-name="T21">Namn:</text:span><text:s/>Boss</text:p>
      <text:p text:style-name="Standard"><text:span text:style-name="T22">Beskrivning:<text:s/></text:span>När alla fiender på sista banan (Jorden) har försvunnit (dött eller passerat nedre delen av skärmen), så skall en sista fiende framträda – bossen/moderskeppet. Den rör sig i sidled överst på skärmen (istället för nedåt som för “vanliga”<text:s/>fiender) och är svår att döda. Klarar man att döda bossen, så har man avklarat spelet.</text:p>
      <text:p text:style-name="Standard"><text:span text:style-name="T23">Testfall</text:span>:<text:tab/><text:s/>Samma som för vanliga fiender</text:p>
      <text:p text:style-name="Standard"/>
      <text:p text:style-name="Standard"><text:span text:style-name="T24">ID:</text:span><text:s/>FR19</text:p>
      <text:p text:style-name="Standard"><text:span text:style-name="T25">Namn:</text:span><text:s/>Uppgradering av vapen</text:p>
      <text:p text:style-name="Standard"><text:span text:style-name="T26">Beskrivning:<text:s/></text:span>Poäng kan användas för att uppgradera vapens egenskaper.</text:p>
      <text:p text:style-name="Standard"><text:span text:style-name="T27">Testfall</text:span>:<text:tab/><text:s/>1. Notera att rätt skada ges av respektive uppgradering</text:p>
      <text:p text:style-name="Standard"/>
      <text:p text:style-name="Standard">Utvärdering:</text:p>
      <text:p text:style-name="Standard">Det enda som återstår för denna sprint är att lägga till bakgrundsbilder, samt animationer för bossen. Vi flyttade dessa till sprint 5 (finslipning och buggfixning)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fo:font-weight="normal" style:font-weight-asian="normal" style:font-weight-complex="normal"/>
    </style:style>
    <style:style style:name="WW_CharLFO1LVL3" style:family="text">
      <style:text-properties fo:font-weight="normal" style:font-weight-asian="normal" style:font-weight-complex="normal"/>
    </style: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1LVL3" style:num-suffix="." style:num-format="1" text:display-levels="3" text:start-value="2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lin</meta:initial-creator>
    <dc:creator>Elin</dc:creator>
    <meta:creation-date>2013-10-10T15:36:00Z</meta:creation-date>
    <dc:date>2013-10-21T13:46:00Z</dc:date>
    <meta:template xlink:href="Normal" xlink:type="simple"/>
    <meta:editing-cycles>1</meta:editing-cycles>
    <meta:editing-duration>PT1080S</meta:editing-duration>
    <meta:document-statistic meta:page-count="1" meta:paragraph-count="3" meta:word-count="268" meta:character-count="1688" meta:row-count="11" meta:non-whitespace-character-count="1423"/>
  </office:meta>
</office:document-meta>
</file>